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justify" style:justify-single-word="false" style:text-autospace="none"/>
      <style:text-properties style:font-name="Times New Roman" fo:font-size="12pt" style:font-name-asian="CMR10" style:font-size-asian="12pt" style:font-name-complex="CMR10" style:font-size-complex="12pt"/>
    </style:style>
    <style:style style:name="P3" style:family="paragraph" style:parent-style-name="Standard">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4" style:family="paragraph" style:parent-style-name="Standard" style:list-style-name="WW8Num1">
      <style:paragraph-properties style:text-autospace="none"/>
      <style:text-properties style:font-name="Times New Roman" fo:font-size="12pt" style:font-name-asian="CMR10" style:font-size-asian="12pt" style:font-name-complex="CMR10"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compagnia di assicurazioni ha un sistema telefonico a 3 nodi. Le chiamate in arrivo al numero verde sono gestite da una distribuzione di Poisson con media di 30/ora. Il chiamante può selezionare una delle 2 opzioni: premi 1 per il servizio indennizzi e premi 2 per il servizio polizze. Si stima che il tempo speso dal chiamante per ascoltare, decidere e premere il tasto segua una distribuzione esponenziale con tempo medio di 30 secondi. Solo una chiamata alla volta può essere processata, così che mentre una chiamata viene processata, ogni altra chiamata in arrivo viene messa in una coda di attesa con una bella musica di sottofondo e un messaggio registrato che dice di rimanere in attesa (supponiamo che tutti restino in attesa e non chiudano la telefonata).</text:p>
      <text:p text:style-name="P2">Approssimativamente il 60% delle chiamate sono per indennizzi, le restanti per il servizio polizze. Il nodo che processa gli indennizzi ha 4 serventi in parallelo, si stima che i tempi di servizio siano esponenziali con media di 6 minuti. Il servizio polizze ha invece 6 serventi in parallelo, sempre con tempi di servizio esponenziali ma con tempo medio di 20 minuti. Supponiamo che le code abbiano buffer infiniti. Circa il 20% dei clienti che terminano il servizio indennizzi vanno poi anche al servizio polizze e al contrario l'10% dei clienti che terminano il servizio polizze vanno anche al servizio indennizzi. </text:p>
      <text:p text:style-name="P3"/>
      <text:list xml:id="list4368644159857714849" text:style-name="WW8Num1">
        <text:list-item>
          <text:p text:style-name="P4">Quale e’ la distribuzione di probabilità dei tempi di interarrivo delle telefonate al centralino?</text:p>
        </text:list-item>
        <text:list-item>
          <text:p text:style-name="P4">Per ogni nodo dire quale e' il modello di coda e’ adatto a descrivere il servizio esplicitandone i parametri significativi</text:p>
        </text:list-item>
        <text:list-item>
          <text:p text:style-name="P4">Calcolare le lunghezze medie delle code davanti ad ogni nodo.</text:p>
        </text:list-item>
        <text:list-item>
          <text:p text:style-name="P4">Calcolare il tempo medio totale speso da un utente nel sistem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Tasso</meta:initial-creator>
    <meta:creation-date>2012-04-12T08:52:07</meta:creation-date>
    <dc:date>2014-04-29T13:14:34.53</dc:date>
    <meta:editing-duration>PT59M11S</meta:editing-duration>
    <meta:editing-cycles>2</meta:editing-cycles>
    <meta:generator>OpenOffice.org/3.4$Win32 OpenOffice.org_project/340m1$Build-9590</meta:generator>
    <meta:document-statistic meta:table-count="0" meta:image-count="0" meta:object-count="0" meta:page-count="1" meta:paragraph-count="6" meta:word-count="288" meta:character-count="1736"/>
  </office:meta>
</office:document-meta>
</file>